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865cm" fo:margin-left="-0.575cm" table:align="left"/>
    </style:style>
    <style:style style:name="Таблица1.A" style:family="table-column">
      <style:table-column-properties style:column-width="3.097cm"/>
    </style:style>
    <style:style style:name="Таблица1.B" style:family="table-column">
      <style:table-column-properties style:column-width="4.902cm"/>
    </style:style>
    <style:style style:name="Таблица1.C" style:family="table-column">
      <style:table-column-properties style:column-width="9.865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01cm" fo:margin-left="0cm" table:align="left"/>
    </style:style>
    <style:style style:name="Таблица2.A" style:family="table-column">
      <style:table-column-properties style:column-width="2.201cm"/>
    </style:style>
    <style:style style:name="Таблица2.B" style:family="table-column">
      <style:table-column-properties style:column-width="2.307cm"/>
    </style:style>
    <style:style style:name="Таблица2.C" style:family="table-column">
      <style:table-column-properties style:column-width="2.498cm"/>
    </style:style>
    <style:style style:name="Таблица2.D" style:family="table-column">
      <style:table-column-properties style:column-width="10.39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810a4" officeooo:paragraph-rsid="001810a4"/>
    </style:style>
    <style:style style:name="P2" style:family="paragraph" style:parent-style-name="Standard">
      <style:text-properties fo:language="ru" fo:country="RU" officeooo:paragraph-rsid="001c0481"/>
    </style:style>
    <style:style style:name="P3" style:family="paragraph" style:parent-style-name="Standard">
      <style:paragraph-properties fo:line-height="150%" fo:text-align="start" style:justify-single-word="false"/>
      <style:text-properties fo:language="ru" fo:country="RU" officeooo:rsid="004d250b" officeooo:paragraph-rsid="004d250b"/>
    </style:style>
    <style:style style:name="P4" style:family="paragraph" style:parent-style-name="Standard">
      <style:paragraph-properties fo:text-align="justify" style:justify-single-word="false"/>
      <style:text-properties fo:color="#800080" fo:font-size="9pt" fo:language="en" fo:country="US" officeooo:rsid="001810a4" officeooo:paragraph-rsid="001810a4" fo:background-color="#eeeeee" style:font-size-asian="9pt" style:font-size-complex="9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054b879"/>
    </style:style>
    <style:style style:name="P7" style:family="paragraph" style:parent-style-name="Table_20_Contents">
      <style:text-properties fo:language="ru" fo:country="RU" officeooo:rsid="001c0481" officeooo:paragraph-rsid="001c0481"/>
    </style:style>
    <style:style style:name="P8" style:family="paragraph" style:parent-style-name="Table_20_Contents">
      <style:text-properties fo:language="ru" fo:country="RU" officeooo:rsid="001c0481" officeooo:paragraph-rsid="002d5f71"/>
    </style:style>
    <style:style style:name="P9" style:family="paragraph" style:parent-style-name="Table_20_Contents">
      <style:text-properties fo:language="ru" fo:country="RU" officeooo:rsid="001c0481" officeooo:paragraph-rsid="00450632"/>
    </style:style>
    <style:style style:name="P10" style:family="paragraph" style:parent-style-name="Table_20_Contents">
      <style:paragraph-properties fo:text-align="justify" style:justify-single-word="false"/>
      <style:text-properties fo:language="ru" fo:country="RU" officeooo:rsid="001c0481" officeooo:paragraph-rsid="00450632"/>
    </style:style>
    <style:style style:name="P11" style:family="paragraph" style:parent-style-name="Table_20_Contents">
      <style:paragraph-properties fo:text-align="justify" style:justify-single-word="false"/>
      <style:text-properties fo:language="ru" fo:country="RU" officeooo:rsid="001c0481" officeooo:paragraph-rsid="002d5f71"/>
    </style:style>
    <style:style style:name="P12" style:family="paragraph" style:parent-style-name="Table_20_Contents">
      <style:text-properties fo:language="ru" fo:country="RU" officeooo:rsid="001f0af7" officeooo:paragraph-rsid="001f0af7"/>
    </style:style>
    <style:style style:name="P13" style:family="paragraph" style:parent-style-name="Table_20_Contents">
      <style:paragraph-properties fo:line-height="150%"/>
      <style:text-properties fo:language="ru" fo:country="RU" officeooo:rsid="001f0af7" officeooo:paragraph-rsid="001f0af7"/>
    </style:style>
    <style:style style:name="P14" style:family="paragraph" style:parent-style-name="Table_20_Contents">
      <style:text-properties fo:language="ru" fo:country="RU" officeooo:rsid="005f8c76" officeooo:paragraph-rsid="005f8c76"/>
    </style:style>
    <style:style style:name="P15" style:family="paragraph" style:parent-style-name="Table_20_Contents">
      <style:text-properties fo:language="en" fo:country="US" fo:font-weight="bold" officeooo:paragraph-rsid="001c0481" style:font-weight-asian="bold" style:font-weight-complex="bold"/>
    </style:style>
    <style:style style:name="P16" style:family="paragraph" style:parent-style-name="Table_20_Contents">
      <style:text-properties fo:color="#800080" fo:font-size="9pt" fo:language="ru" fo:country="RU" officeooo:rsid="0050284c" fo:background-color="#eeeeee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11pt" fo:language="ru" fo:country="RU" officeooo:rsid="001f0af7" officeooo:paragraph-rsid="001f0af7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fo:font-size="11pt" fo:language="ru" fo:country="RU" officeooo:rsid="001ffb66" officeooo:paragraph-rsid="001ffb66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fo:language="ru" fo:country="RU" officeooo:rsid="002f183e" officeooo:paragraph-rsid="002f183e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fo:font-size="11pt" fo:language="ru" fo:country="RU" officeooo:rsid="002f183e" officeooo:paragraph-rsid="005c9b0b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fo:language="ru" fo:country="RU" officeooo:rsid="003070f7" officeooo:paragraph-rsid="003070f7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fo:font-size="11pt" fo:language="ru" fo:country="RU" officeooo:rsid="00233448" officeooo:paragraph-rsid="00233c7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fo:font-size="11pt" fo:language="ru" fo:country="RU" officeooo:rsid="00233448" officeooo:paragraph-rsid="003c8c6a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language="ru" fo:country="RU" officeooo:rsid="002c6482" officeooo:paragraph-rsid="002c6482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fo:font-size="11pt" fo:language="ru" fo:country="RU" officeooo:rsid="0025e8fc" officeooo:paragraph-rsid="0025e8fc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fo:language="ru" fo:country="RU" officeooo:rsid="00399b88" officeooo:paragraph-rsid="00399b88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fo:font-size="11pt" fo:language="ru" fo:country="RU" officeooo:rsid="00399b88" officeooo:paragraph-rsid="00399b88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fo:language="ru" fo:country="RU" officeooo:rsid="003c8c6a" officeooo:paragraph-rsid="003c8c6a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1f0af7" officeooo:paragraph-rsid="001f0af7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fo:font-size="11pt" officeooo:rsid="001f0af7" officeooo:paragraph-rsid="001f0af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officeooo:rsid="002f183e" officeooo:paragraph-rsid="002f183e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3070f7" officeooo:paragraph-rsid="003070f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233c72" officeooo:paragraph-rsid="00233c72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036540c" officeooo:paragraph-rsid="0036540c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3c8c6a" officeooo:paragraph-rsid="003c8c6a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fo:language="en" fo:country="US" officeooo:rsid="001f0af7" officeooo:paragraph-rsid="001f0af7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fo:language="en" fo:country="US" officeooo:rsid="001ffb66" officeooo:paragraph-rsid="001ffb66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fo:language="en" fo:country="US" officeooo:rsid="002f183e" officeooo:paragraph-rsid="002f183e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font-size="11pt" fo:language="en" fo:country="US" officeooo:rsid="00233448" officeooo:paragraph-rsid="00233448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size="11pt" fo:language="en" fo:country="US" officeooo:rsid="00233448" officeooo:paragraph-rsid="003c8c6a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fo:language="en" fo:country="US" officeooo:rsid="0025e8fc" officeooo:paragraph-rsid="0025e8fc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fo:language="en" fo:country="US" officeooo:rsid="00399b88" officeooo:paragraph-rsid="00399b88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fo:language="en" fo:country="US" officeooo:rsid="003c8c6a" officeooo:paragraph-rsid="003c8c6a" style:font-size-asian="11pt" style:font-size-complex="11pt"/>
    </style:style>
    <style:style style:name="P46" style:family="paragraph" style:parent-style-name="Table_20_Contents">
      <style:paragraph-properties fo:text-align="justify" style:justify-single-word="false"/>
      <style:text-properties fo:font-size="11pt" fo:language="en" fo:country="US" officeooo:rsid="003da71f" officeooo:paragraph-rsid="003da71f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1pt" officeooo:rsid="001810a4" officeooo:paragraph-rsid="001810a4" style:font-size-asian="11pt" style:font-size-complex="11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1pt" officeooo:rsid="001810a4" officeooo:paragraph-rsid="001810a4" style:font-size-asian="11pt" style:font-size-complex="11pt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11pt" officeooo:rsid="001c0481" officeooo:paragraph-rsid="003f18f7" style:font-size-asian="11pt" style:font-size-complex="11pt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1pt" officeooo:rsid="001c0481" officeooo:paragraph-rsid="001c0481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1pt" officeooo:rsid="001c0481" officeooo:paragraph-rsid="001c0481" style:font-size-asian="11pt" style:font-size-complex="11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1pt" officeooo:rsid="002779e3" officeooo:paragraph-rsid="002779e3" style:font-size-asian="11pt" style:font-size-complex="11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55" style:family="paragraph" style:parent-style-name="Table_20_Contents">
      <style:text-properties style:font-name="Liberation Serif" fo:font-size="11pt" officeooo:paragraph-rsid="004e26ba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1pt" fo:language="ru" fo:country="RU" officeooo:rsid="001810a4" officeooo:paragraph-rsid="001810a4" style:font-size-asian="11pt" style:font-size-complex="11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1pt" fo:language="ru" fo:country="RU" officeooo:rsid="001a0f80" officeooo:paragraph-rsid="001a0f80" style:font-size-asian="11pt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1pt" fo:language="en" fo:country="US" officeooo:rsid="001c0481" officeooo:paragraph-rsid="001c0481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1c0481" officeooo:paragraph-rsid="001c0481" style:font-size-asian="11pt" style:font-size-complex="11pt"/>
    </style:style>
    <style:style style:name="P60" style:family="paragraph" style:parent-style-name="Table_20_Contents">
      <style:text-properties fo:font-size="12pt" fo:language="ru" fo:country="RU" officeooo:rsid="001c0481" officeooo:paragraph-rsid="001c0481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ation Serif" fo:font-size="11pt" fo:language="en" fo:country="US" officeooo:rsid="001810a4" officeooo:paragraph-rsid="001810a4" style:font-size-asian="11pt" style:font-size-complex="11pt"/>
    </style:style>
    <style:style style:name="P62" style:family="paragraph" style:parent-style-name="Preformatted_20_Text">
      <style:text-properties fo:font-size="9pt" fo:background-color="#eeeeee" style:font-size-asian="9pt" style:font-size-complex="9pt"/>
    </style:style>
    <style:style style:name="P63" style:family="paragraph" style:parent-style-name="Standard">
      <style:text-properties fo:language="en" fo:country="US"/>
    </style:style>
    <style:style style:name="P64" style:family="paragraph" style:parent-style-name="Table_20_Contents">
      <style:paragraph-properties fo:text-align="center" style:justify-single-word="false"/>
      <style:text-properties fo:font-size="11pt" fo:language="en" fo:country="US" officeooo:rsid="0066905b" officeooo:paragraph-rsid="0066905b" style:font-size-asian="11pt" style:font-size-complex="11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fo:font-size="11pt" fo:language="ru" fo:country="RU" officeooo:rsid="0066905b" officeooo:paragraph-rsid="0066905b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32e0"/>
    </style:style>
    <style:style style:name="T3" style:family="text">
      <style:text-properties fo:language="en" fo:country="US" officeooo:rsid="001ffb66"/>
    </style:style>
    <style:style style:name="T4" style:family="text">
      <style:text-properties fo:language="en" fo:country="US" officeooo:rsid="0021bf8f"/>
    </style:style>
    <style:style style:name="T5" style:family="text">
      <style:text-properties fo:language="en" fo:country="US" officeooo:rsid="0024ee9d"/>
    </style:style>
    <style:style style:name="T6" style:family="text">
      <style:text-properties fo:language="en" fo:country="US" officeooo:rsid="002d5f71"/>
    </style:style>
    <style:style style:name="T7" style:family="text">
      <style:text-properties fo:language="en" fo:country="US" officeooo:rsid="00326ef6"/>
    </style:style>
    <style:style style:name="T8" style:family="text">
      <style:text-properties fo:language="en" fo:country="US" officeooo:rsid="0033c853"/>
    </style:style>
    <style:style style:name="T9" style:family="text">
      <style:text-properties fo:language="en" fo:country="US" officeooo:rsid="0036540c"/>
    </style:style>
    <style:style style:name="T10" style:family="text">
      <style:text-properties fo:language="en" fo:country="US" officeooo:rsid="003f18f7"/>
    </style:style>
    <style:style style:name="T11" style:family="text">
      <style:text-properties fo:language="en" fo:country="US" officeooo:rsid="00505d88"/>
    </style:style>
    <style:style style:name="T12" style:family="text">
      <style:text-properties fo:language="en" fo:country="US" officeooo:rsid="0054b879"/>
    </style:style>
    <style:style style:name="T13" style:family="text">
      <style:text-properties fo:language="en" fo:country="US" officeooo:rsid="005576f4"/>
    </style:style>
    <style:style style:name="T14" style:family="text">
      <style:text-properties fo:language="en" fo:country="US" officeooo:rsid="00636525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383ec5"/>
    </style:style>
    <style:style style:name="T17" style:family="text">
      <style:text-properties fo:language="ru" fo:country="RU" officeooo:rsid="003f18f7"/>
    </style:style>
    <style:style style:name="T18" style:family="text">
      <style:text-properties fo:language="ru" fo:country="RU" officeooo:rsid="0041e723"/>
    </style:style>
    <style:style style:name="T19" style:family="text">
      <style:text-properties fo:language="ru" fo:country="RU" officeooo:rsid="001a0f80"/>
    </style:style>
    <style:style style:name="T20" style:family="text">
      <style:text-properties fo:language="ru" fo:country="RU" officeooo:rsid="001c0481"/>
    </style:style>
    <style:style style:name="T21" style:family="text">
      <style:text-properties fo:language="ru" fo:country="RU" officeooo:rsid="004ca207"/>
    </style:style>
    <style:style style:name="T22" style:family="text">
      <style:text-properties officeooo:rsid="001c0481"/>
    </style:style>
    <style:style style:name="T23" style:family="text">
      <style:text-properties officeooo:rsid="00233448"/>
    </style:style>
    <style:style style:name="T24" style:family="text">
      <style:text-properties officeooo:rsid="00233c72"/>
    </style:style>
    <style:style style:name="T25" style:family="text">
      <style:text-properties officeooo:rsid="0024ee9d"/>
    </style:style>
    <style:style style:name="T26" style:family="text">
      <style:text-properties officeooo:rsid="002a997d"/>
    </style:style>
    <style:style style:name="T27" style:family="text">
      <style:text-properties officeooo:rsid="002d5f71"/>
    </style:style>
    <style:style style:name="T28" style:family="text">
      <style:text-properties officeooo:rsid="002d7224"/>
    </style:style>
    <style:style style:name="T29" style:family="text">
      <style:text-properties fo:color="#ff3333"/>
    </style:style>
    <style:style style:name="T30" style:family="text">
      <style:text-properties fo:color="#ff3333" officeooo:rsid="002d7224"/>
    </style:style>
    <style:style style:name="T31" style:family="text">
      <style:text-properties fo:color="#ff3333" officeooo:rsid="003f18f7"/>
    </style:style>
    <style:style style:name="T32" style:family="text">
      <style:text-properties fo:color="#ff3333" fo:language="en" fo:country="US" officeooo:rsid="005b243d"/>
    </style:style>
    <style:style style:name="T33" style:family="text">
      <style:text-properties fo:color="#ff3333" officeooo:rsid="005b243d"/>
    </style:style>
    <style:style style:name="T34" style:family="text">
      <style:text-properties fo:color="#ff3333" officeooo:rsid="005b7528"/>
    </style:style>
    <style:style style:name="T35" style:family="text">
      <style:text-properties fo:color="#ff3333" officeooo:rsid="005d6474"/>
    </style:style>
    <style:style style:name="T36" style:family="text">
      <style:text-properties officeooo:rsid="002f260b"/>
    </style:style>
    <style:style style:name="T37" style:family="text">
      <style:text-properties officeooo:rsid="00326ef6"/>
    </style:style>
    <style:style style:name="T38" style:family="text">
      <style:text-properties officeooo:rsid="0033c853"/>
    </style:style>
    <style:style style:name="T39" style:family="text">
      <style:text-properties officeooo:rsid="0036540c"/>
    </style:style>
    <style:style style:name="T40" style:family="text">
      <style:text-properties officeooo:rsid="0037e283"/>
    </style:style>
    <style:style style:name="T41" style:family="text">
      <style:text-properties officeooo:rsid="00399b88"/>
    </style:style>
    <style:style style:name="T42" style:family="text">
      <style:text-properties officeooo:rsid="003b0e06"/>
    </style:style>
    <style:style style:name="T43" style:family="text">
      <style:text-properties officeooo:rsid="003c8c6a"/>
    </style:style>
    <style:style style:name="T44" style:family="text">
      <style:text-properties officeooo:rsid="003f18f7"/>
    </style:style>
    <style:style style:name="T45" style:family="text">
      <style:text-properties officeooo:rsid="00400d25"/>
    </style:style>
    <style:style style:name="T46" style:family="text">
      <style:text-properties officeooo:rsid="0041e723"/>
    </style:style>
    <style:style style:name="T47" style:family="text">
      <style:text-properties officeooo:rsid="00450632"/>
    </style:style>
    <style:style style:name="T48" style:family="text">
      <style:text-properties officeooo:rsid="004c1d3c"/>
    </style:style>
    <style:style style:name="T49" style:family="text">
      <style:text-properties officeooo:rsid="004ca207"/>
    </style:style>
    <style:style style:name="T50" style:family="text">
      <style:text-properties officeooo:rsid="00505d88"/>
    </style:style>
    <style:style style:name="T51" style:family="text">
      <style:text-properties officeooo:rsid="00543634"/>
    </style:style>
    <style:style style:name="T52" style:family="text">
      <style:text-properties officeooo:rsid="0054b879"/>
    </style:style>
    <style:style style:name="T53" style:family="text">
      <style:text-properties officeooo:rsid="00587dcb"/>
    </style:style>
    <style:style style:name="T54" style:family="text">
      <style:text-properties officeooo:rsid="005d6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9">1. </text:span>Высокоуровневая структура флеш памяти конфигурации модулей, <text:span text:style-name="T46">логики приложения и данных параметров уставок</text:span>.</text:h>
      <text:p text:style-name="P1"/>
      <text:p text:style-name="P3">Все три типа флеш памяти имеют следующую структуру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Индекс кадра</text:p>
          </table:table-cell>
          <table:table-cell table:style-name="Таблица1.A1" office:value-type="string">
            <text:p text:style-name="P56">Данные</text:p>
          </table:table-cell>
          <table:table-cell table:style-name="Таблица1.C1" office:value-type="string">
            <text:p text:style-name="P47">Формат данных</text:p>
          </table:table-cell>
        </table:table-row>
        <table:table-row>
          <table:table-cell table:style-name="Таблица1.A9" office:value-type="string">
            <text:p text:style-name="P47">0</text:p>
          </table:table-cell>
          <table:table-cell table:style-name="Таблица1.B2" office:value-type="string">
            <text:p text:style-name="P48">Данные учета прошивок конфигурации</text:p>
          </table:table-cell>
          <table:table-cell table:style-name="Таблица1.C2" office:value-type="string">
            <text:p text:style-name="P55">Внутренний формат программы <text:span text:style-name="T1">mconf</text:span></text:p>
            <text:p text:style-name="Standard">CONF_IDENTIFICATION_DATA_V1</text:p>
          </table:table-cell>
        </table:table-row>
        <table:table-row>
          <table:table-cell table:style-name="Таблица1.A9" office:value-type="string">
            <text:p text:style-name="P47">1</text:p>
          </table:table-cell>
          <table:table-cell table:style-name="Таблица1.B3" office:value-type="string">
            <text:p text:style-name="P57">Таблица <text:span text:style-name="T22">распределения кадров по каналам</text:span></text:p>
          </table:table-cell>
          <table:table-cell table:style-name="Таблица1.C3" office:value-type="string">
            <text:p text:style-name="P49">Структура <text:span text:style-name="T44">распределения </text:span><text:span text:style-name="T18">кадров для разных каналов подсистемы.</text:span></text:p>
            <text:p text:style-name="P49"><text:span text:style-name="T1">CHANNEL_ALLOCATION_TABLE </text:span><text:span text:style-name="T17">(</text:span><text:span text:style-name="T10">CAT</text:span><text:span text:style-name="T17">)</text:span></text:p>
          </table:table-cell>
        </table:table-row>
        <table:table-row>
          <table:table-cell table:style-name="Таблица1.A9" office:value-type="string">
            <text:p text:style-name="P47">2</text:p>
          </table:table-cell>
          <table:table-cell table:style-name="Таблица1.B4" office:value-type="string">
            <text:p text:style-name="P50">Данные модуля канала 1</text:p>
          </table:table-cell>
          <table:table-cell table:style-name="Таблица1.C4" office:value-type="string">
            <text:p text:style-name="P52">Формат определяется модулем</text:p>
          </table:table-cell>
        </table:table-row>
        <table:table-row>
          <table:table-cell table:style-name="Таблица1.A9" office:value-type="string">
            <text:p text:style-name="P47">3</text:p>
          </table:table-cell>
          <table:table-cell table:style-name="Таблица1.B9" office:value-type="string">
            <text:p text:style-name="P50">Данные модуля канала <text:span text:style-name="T48">2</text:span></text:p>
          </table:table-cell>
          <table:table-cell table:style-name="Таблица1.C9" office:value-type="string">
            <text:p text:style-name="P52">Формат определяется модулем</text:p>
          </table:table-cell>
        </table:table-row>
        <table:table-row>
          <table:table-cell table:style-name="Таблица1.A9" office:value-type="string">
            <text:p text:style-name="P47">.</text:p>
          </table:table-cell>
          <table:table-cell table:style-name="Таблица1.B9" office:value-type="string">
            <text:p text:style-name="P51">.</text:p>
          </table:table-cell>
          <table:table-cell table:style-name="Таблица1.C9" office:value-type="string">
            <text:p text:style-name="P53"/>
          </table:table-cell>
        </table:table-row>
        <table:table-row>
          <table:table-cell table:style-name="Таблица1.A9" office:value-type="string">
            <text:p text:style-name="P54">.</text:p>
          </table:table-cell>
          <table:table-cell table:style-name="Таблица1.B9" office:value-type="string">
            <text:p text:style-name="P51">.</text:p>
          </table:table-cell>
          <table:table-cell table:style-name="Таблица1.C9" office:value-type="string">
            <text:p text:style-name="P58"/>
          </table:table-cell>
        </table:table-row>
        <table:table-row>
          <table:table-cell table:style-name="Таблица1.A9" office:value-type="string">
            <text:p text:style-name="P54">.</text:p>
          </table:table-cell>
          <table:table-cell table:style-name="Таблица1.B9" office:value-type="string">
            <text:p text:style-name="P59">.</text:p>
          </table:table-cell>
          <table:table-cell table:style-name="Таблица1.C9" office:value-type="string">
            <text:p text:style-name="P53"/>
          </table:table-cell>
        </table:table-row>
        <table:table-row>
          <table:table-cell table:style-name="Таблица1.A9" office:value-type="string">
            <text:p text:style-name="P61">FrameCount - 2</text:p>
          </table:table-cell>
          <table:table-cell table:style-name="Таблица1.B9" office:value-type="string">
            <text:p text:style-name="P50">Данные модуля канала <text:span text:style-name="T2">M</text:span></text:p>
          </table:table-cell>
          <table:table-cell table:style-name="Таблица1.C9" office:value-type="string">
            <text:p text:style-name="P52">Формат определяется модулем</text:p>
          </table:table-cell>
        </table:table-row>
        <table:table-row>
          <table:table-cell table:style-name="Таблица1.A10" office:value-type="string">
            <text:p text:style-name="P61">FrameCount - 1</text:p>
          </table:table-cell>
          <table:table-cell table:style-name="Таблица1.B10" office:value-type="string">
            <text:p text:style-name="P50">Данные модуля канала <text:span text:style-name="T2">M</text:span></text:p>
          </table:table-cell>
          <table:table-cell table:style-name="Таблица1.C10" office:value-type="string">
            <text:p text:style-name="P52">Формат определяется модулем</text:p>
          </table:table-cell>
        </table:table-row>
      </table:table>
      <text:p text:style-name="P15"/>
      <text:p text:style-name="P15"/>
      <text:h text:style-name="Heading_20_1" text:outline-level="1"><text:span text:style-name="T21">2. </text:span><text:span text:style-name="T19">Таблица </text:span><text:span text:style-name="T20">распределения кадров по каналам – </text:span>CHANNEL_ALLOCATION_TABLE <text:span text:style-name="T45">(CAT)</text:span></text:h>
      <text:p text:style-name="P60"/>
      <text:p text:style-name="P11">Назначение структуры: Определение <text:span text:style-name="T26">индекса </text:span>кадра с которого начинаются данные для модуля установленного в определенный канал. <text:span text:style-name="T28">Данными могут быть: конфигурация модулей, логика приложения, данные параметров уставок </text:span><text:span text:style-name="T30">(каких, только по умолчанию?)</text:span><text:span text:style-name="T28">.</text:span></text:p>
      <text:p text:style-name="P8"/>
      <text:p text:style-name="P8"><text:span text:style-name="T27">Порядок байт в строках</text:span> <text:span text:style-name="T6">big-endian;</text:span></text:p>
      <text:p text:style-name="P7"/>
      <text:p text:style-name="P12">Структура во всех модулях должна быть записана в кадр с индексом 1</text:p>
      <text:p text:style-name="P12"/>
      <text:p text:style-name="P13">Формат структур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7">Смещение </text:p>
            <text:p text:style-name="P17">в байтах</text:p>
          </table:table-cell>
          <table:table-cell table:style-name="Таблица2.A1" office:value-type="string">
            <text:p text:style-name="P29">Размерность </text:p>
            <text:p text:style-name="P29">в байтах</text:p>
          </table:table-cell>
          <table:table-cell table:style-name="Таблица2.A1" office:value-type="string">
            <text:p text:style-name="P29">Название</text:p>
          </table:table-cell>
          <table:table-cell table:style-name="Таблица2.D1" office:value-type="string">
            <text:p text:style-name="P29">Описание</text:p>
          </table:table-cell>
        </table:table-row>
        <table:table-row>
          <table:table-cell table:style-name="Таблица2.A13" office:value-type="string">
            <text:p text:style-name="P29">0</text:p>
          </table:table-cell>
          <table:table-cell table:style-name="Таблица2.B2" office:value-type="string">
            <text:p text:style-name="P38">2</text:p>
          </table:table-cell>
          <table:table-cell table:style-name="Таблица2.C2" office:value-type="string">
            <text:p text:style-name="P39"><text:span text:style-name="T23">m</text:span>arker</text:p>
          </table:table-cell>
          <table:table-cell table:style-name="Таблица2.D2" office:value-type="string">
            <text:p text:style-name="P30">Маркер начала структуры <text:span text:style-name="T3">CA</text:span><text:span text:style-name="T4">7</text:span><text:span text:style-name="T16">0</text:span><text:span text:style-name="T4">h</text:span></text:p>
          </table:table-cell>
        </table:table-row>
        <table:table-row>
          <table:table-cell table:style-name="Таблица2.A13" office:value-type="string">
            <text:p text:style-name="P29">2</text:p>
          </table:table-cell>
          <table:table-cell table:style-name="Таблица2.B3" office:value-type="string">
            <text:p text:style-name="P38">2</text:p>
          </table:table-cell>
          <table:table-cell table:style-name="Таблица2.C3" office:value-type="string">
            <text:p text:style-name="P39"><text:span text:style-name="T23">v</text:span>ersion</text:p>
          </table:table-cell>
          <table:table-cell table:style-name="Таблица2.D3" office:value-type="string">
            <text:p text:style-name="P18">Версия структуры, <text:span text:style-name="T1">0001h</text:span></text:p>
          </table:table-cell>
        </table:table-row>
        <table:table-row>
          <table:table-cell table:style-name="Таблица2.A13" office:value-type="string">
            <text:p text:style-name="P31">4</text:p>
          </table:table-cell>
          <table:table-cell table:style-name="Таблица2.B4" office:value-type="string">
            <text:p text:style-name="P19">2</text:p>
          </table:table-cell>
          <table:table-cell table:style-name="Таблица2.C4" office:value-type="string">
            <text:p text:style-name="P40">ss_<text:span text:style-name="T37">key</text:span></text:p>
          </table:table-cell>
          <table:table-cell table:style-name="Таблица2.D4" office:value-type="string">
            <text:p text:style-name="P20"><text:span text:style-name="T37">Ключ</text:span> подсистемы, <text:span text:style-name="T51">0000</text:span>SS<text:span text:style-name="T38">KEYY000000</text:span>b<text:span text:style-name="T1">, </text:span>где <text:span text:style-name="T1">SS</text:span><text:span text:style-name="T8">KEYY</text:span><text:span text:style-name="T1"> – ss_</text:span><text:span text:style-name="T7">key</text:span><text:span text:style-name="T1"> </text:span>(6 дво<text:span text:style-name="T36">и</text:span>чных разрядов), <text:span text:style-name="T39">должен совпадать с соответствующими разрядами физического <text:s/>ключа (перемычки). Формат ключа: </text:span><text:span text:style-name="T9">4 </text:span><text:span text:style-name="T39">разряда </text:span><text:span text:style-name="T9">crcr4, 6 </text:span><text:span text:style-name="T39">разрядов ключ подсистемы, 6 разрядов номер канала. Для сравнения поля </text:span><text:span text:style-name="T1">ss_</text:span><text:span text:style-name="T7">key</text:span><text:span text:style-name="T39"> с ключом, надо маскировать </text:span><text:span text:style-name="T12">crc4 </text:span><text:span text:style-name="T52">и 6 разрядов номера канала и произвести операцию </text:span><text:span text:style-name="T13">XOR, </text:span><text:span text:style-name="T53">результат должен быть 0.</text:span></text:p>
          </table:table-cell>
        </table:table-row>
        <table:table-row>
          <table:table-cell table:style-name="Таблица2.A13" office:value-type="string">
            <text:p text:style-name="P32">6</text:p>
          </table:table-cell>
          <table:table-cell table:style-name="Таблица2.B5" office:value-type="string">
            <text:p text:style-name="P21">8</text:p>
          </table:table-cell>
          <table:table-cell table:style-name="Таблица2.C5" office:value-type="string">
            <text:p text:style-name="P64">reserve</text:p>
          </table:table-cell>
          <table:table-cell table:style-name="Таблица2.D5" office:value-type="string">
            <text:p text:style-name="P65"><text:span text:style-name="T54">Р</text:span>езерв</text:p>
          </table:table-cell>
        </table:table-row>
        <table:table-row>
          <table:table-cell table:style-name="Таблица2.A13" office:value-type="string">
            <text:p text:style-name="P36">14</text:p>
          </table:table-cell>
          <table:table-cell table:style-name="Таблица2.B6" office:value-type="string">
            <text:p text:style-name="P26">2</text:p>
          </table:table-cell>
          <table:table-cell table:style-name="Таблица2.C6" office:value-type="string">
            <text:p text:style-name="P44">channel_count</text:p>
          </table:table-cell>
          <table:table-cell table:style-name="Таблица2.D6" office:value-type="string">
            <text:p text:style-name="P27">Количество каналов <text:span text:style-name="T42">(записей в флеш памяти)</text:span></text:p>
          </table:table-cell>
        </table:table-row>
        <table:table-row>
          <table:table-cell table:style-name="Таблица2.A13" office:value-type="string">
            <text:p text:style-name="P37">16</text:p>
          </table:table-cell>
          <table:table-cell table:style-name="Таблица2.B7" office:value-type="string">
            <text:p text:style-name="P28">2</text:p>
          </table:table-cell>
          <table:table-cell table:style-name="Таблица2.C7" office:value-type="string">
            <text:p text:style-name="P42">channel_<text:span text:style-name="T43">1</text:span>_fi</text:p>
          </table:table-cell>
          <table:table-cell table:style-name="Таблица2.D7" office:value-type="string">
            <text:p text:style-name="P23">Индекс кадра флеш памяти для канала 1</text:p>
          </table:table-cell>
        </table:table-row>
        <text:soft-page-break/>
        <table:table-row>
          <table:table-cell table:style-name="Таблица2.A8" office:value-type="string">
            <text:p text:style-name="P45">18</text:p>
          </table:table-cell>
          <table:table-cell table:style-name="Таблица2.B8" office:value-type="string">
            <text:p text:style-name="P38">2</text:p>
          </table:table-cell>
          <table:table-cell table:style-name="Таблица2.C8" office:value-type="string">
            <text:p text:style-name="P41">channel_<text:span text:style-name="T15">2</text:span>_fi</text:p>
          </table:table-cell>
          <table:table-cell table:style-name="Таблица2.D8" office:value-type="string">
            <text:p text:style-name="P22">Индекс кадра флеш памяти для канала <text:span text:style-name="T24">2</text:span></text:p>
          </table:table-cell>
        </table:table-row>
        <table:table-row>
          <table:table-cell table:style-name="Таблица2.A13" office:value-type="string">
            <text:p text:style-name="P45">20</text:p>
          </table:table-cell>
          <table:table-cell table:style-name="Таблица2.B9" office:value-type="string">
            <text:p text:style-name="P38">2</text:p>
          </table:table-cell>
          <table:table-cell table:style-name="Таблица2.C9" office:value-type="string">
            <text:p text:style-name="P41">channel_<text:span text:style-name="T15">3</text:span>_fi</text:p>
          </table:table-cell>
          <table:table-cell table:style-name="Таблица2.D9" office:value-type="string">
            <text:p text:style-name="P22">Индекс кадра флеш памяти для канала <text:span text:style-name="T24">3</text:span></text:p>
          </table:table-cell>
        </table:table-row>
        <table:table-row>
          <table:table-cell table:style-name="Таблица2.A13" office:value-type="string">
            <text:p text:style-name="P45">22</text:p>
          </table:table-cell>
          <table:table-cell table:style-name="Таблица2.B10" office:value-type="string">
            <text:p text:style-name="P38">2</text:p>
          </table:table-cell>
          <table:table-cell table:style-name="Таблица2.C10" office:value-type="string">
            <text:p text:style-name="P41">channel_<text:span text:style-name="T15">4</text:span>_fi</text:p>
          </table:table-cell>
          <table:table-cell table:style-name="Таблица2.D10" office:value-type="string">
            <text:p text:style-name="P22">Индекс кадра флеш памяти для канала <text:span text:style-name="T24">4</text:span></text:p>
          </table:table-cell>
        </table:table-row>
        <table:table-row>
          <table:table-cell table:style-name="Таблица2.A13" office:value-type="string">
            <text:p text:style-name="P33">.</text:p>
          </table:table-cell>
          <table:table-cell table:style-name="Таблица2.B11" office:value-type="string">
            <text:p text:style-name="P38">.</text:p>
          </table:table-cell>
          <table:table-cell table:style-name="Таблица2.C11" office:value-type="string">
            <text:p text:style-name="P34">.</text:p>
          </table:table-cell>
          <table:table-cell table:style-name="Таблица2.D11" office:value-type="string">
            <text:p text:style-name="P35"/>
          </table:table-cell>
        </table:table-row>
        <table:table-row>
          <table:table-cell table:style-name="Таблица2.A13" office:value-type="string">
            <text:p text:style-name="P33">.</text:p>
          </table:table-cell>
          <table:table-cell table:style-name="Таблица2.B12" office:value-type="string">
            <text:p text:style-name="P38">2</text:p>
          </table:table-cell>
          <table:table-cell table:style-name="Таблица2.C12" office:value-type="string">
            <text:p text:style-name="P41">channel_<text:span text:style-name="T25">M</text:span>_fi</text:p>
          </table:table-cell>
          <table:table-cell table:style-name="Таблица2.D12" office:value-type="string">
            <text:p text:style-name="P22">Индекс кадра флеш памяти для канала <text:span text:style-name="T5">M</text:span></text:p>
          </table:table-cell>
        </table:table-row>
        <table:table-row>
          <table:table-cell table:style-name="Таблица2.A13" office:value-type="string">
            <text:p text:style-name="P33">.</text:p>
          </table:table-cell>
          <table:table-cell table:style-name="Таблица2.B13" office:value-type="string">
            <text:p text:style-name="P24">2</text:p>
          </table:table-cell>
          <table:table-cell table:style-name="Таблица2.C13" office:value-type="string">
            <text:p text:style-name="P43">reserved</text:p>
          </table:table-cell>
          <table:table-cell table:style-name="Таблица2.D13" office:value-type="string">
            <text:p text:style-name="P25">Неиспользуемые данные <text:span text:style-name="T1">FFFFh</text:span></text:p>
          </table:table-cell>
        </table:table-row>
        <table:table-row>
          <table:table-cell table:style-name="Таблица2.A14" office:value-type="string">
            <text:p text:style-name="P43">FrameSize-8</text:p>
          </table:table-cell>
          <table:table-cell table:style-name="Таблица2.B14" office:value-type="string">
            <text:p text:style-name="P43">8</text:p>
          </table:table-cell>
          <table:table-cell table:style-name="Таблица2.C14" office:value-type="string">
            <text:p text:style-name="P43">crc64</text:p>
          </table:table-cell>
          <table:table-cell table:style-name="Таблица2.D14" office:value-type="string">
            <text:p text:style-name="P46">CRC64 <text:span text:style-name="T15">всего содержимого кадра.</text:span></text:p>
          </table:table-cell>
        </table:table-row>
      </table:table>
      <text:p text:style-name="P6"/>
      <text:p text:style-name="P5"/>
      <text:h text:style-name="Heading_20_1" text:outline-level="1"><text:span text:style-name="T49">3. Данные учета прошивок конфигурации – </text:span>IDENTIFICATION_DATA_V1</text:h>
      <text:p text:style-name="P2"/>
      <text:p text:style-name="P10">Назначение структуры: <text:span text:style-name="T47">сохранение и последующее определение данных о процессе записи флеш памяти для всех типов конфигурируемых данных. Сохраняются такие данные как количество произведенных прошивок в данный модуль флеш памяти, дата и время прошивки, заводской номер прошивщика, данные идентифицирующие оборудование с которого была произведена операции прошивки (</text:span><text:span text:style-name="T14">host-name</text:span><text:span text:style-name="T47">).</text:span></text:p>
      <text:p text:style-name="P14"/>
      <text:p text:style-name="P14">Данные хранятся для первой и последней прошивки флеш памяти.</text:p>
      <text:p text:style-name="P9"/>
      <text:p text:style-name="P2">Структура <text:span text:style-name="T1">CONF_IDENTIFICATION_DATA_V1, </text:span>используется только программой <text:span text:style-name="T1">mconf.exe</text:span></text:p>
      <text:p text:style-name="Standard">Слова в структуре представлены в формате <text:span text:style-name="T1">little-endian.</text:span></text:p>
      <text:p text:style-name="P5"/>
      <text:p text:style-name="P5">struct CONF_IDENTIFICATION_DATA_V1</text:p>
      <text:p text:style-name="P62">{</text:p>
      <text:p text:style-name="P62"><text:tab/>uint16_t marker; <text:s text:c="21"/>// Struct marker, must be 0xAC17</text:p>
      <text:p text:style-name="P62"><text:tab/>uint16_t version; <text:s text:c="20"/>// Struct version</text:p>
      <text:p text:style-name="P62"><text:tab/>Uuid moduleUuid; <text:s text:c="21"/>// Uniquie module identifier <text:span text:style-name="T50">(8 </text:span><text:span text:style-name="T11">bytes</text:span><text:span text:style-name="T50">)</text:span></text:p>
      <text:p text:style-name="P62"><text:tab/>uint32_t count; <text:s text:c="22"/>// Configurations counter</text:p>
      <text:p text:style-name="P62"><text:tab/>struct CONF_IDENTIFICATION_RECORD</text:p>
      <text:p text:style-name="P62"><text:tab/>{</text:p>
      <text:p text:style-name="P62"><text:tab/><text:tab/>Uuid configurationId; <text:s text:c="10"/>// Uniquie configuration identifier</text:p>
      <text:p text:style-name="P62"><text:tab/><text:tab/>uint64_t date; <text:s text:c="17"/>// Configuration date and time</text:p>
      <text:p text:style-name="P62"><text:tab/><text:tab/>uint16_t configuratorFactoryNo; // Configurator factory no</text:p>
      <text:p text:style-name="P62"><text:tab/><text:tab/>char host[24]; <text:s text:c="17"/>// Host name of the first configuration</text:p>
      <text:p text:style-name="P62"><text:tab/><text:tab/>uint32_t reserve; <text:s text:c="14"/>// Reserve</text:p>
      <text:p text:style-name="P62"><text:tab/>};</text:p>
      <text:p text:style-name="P62"><text:tab/>CONF_IDENTIFICATION_RECORD firstConfiguration;// The first configuration Id record</text:p>
      <text:p text:style-name="P62"><text:tab/>CONF_IDENTIFICATION_RECORD lastConfiguration; // The last configuration Id recor<text:span text:style-name="T1">d</text:span></text:p>
      <text:p text:style-name="P62">};</text:p>
      <text:p text:style-name="P16"/>
      <text:p text:style-name="P1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graphic-properties draw:fill-image-width="0cm" draw:fill-image-height="0cm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>
        <style:tab-stops/>
      </style:paragraph-properties>
      <style:text-properties style:font-name="Liberation Serif1" fo:font-family="'Liberation Serif'" style:font-style-name="Обычный" style:font-family-generic="roman" style:font-pitch="variable"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1:54:29.050000000</meta:creation-date>
    <dc:date>2015-04-16T19:14:01.308000000</dc:date>
    <meta:editing-duration>PT3H35M23S</meta:editing-duration>
    <meta:editing-cycles>76</meta:editing-cycles>
    <meta:generator>LibreOffice/4.4.1.2$Windows_x86 LibreOffice_project/45e2de17089c24a1fa810c8f975a7171ba4cd432</meta:generator>
    <meta:document-statistic meta:table-count="2" meta:image-count="0" meta:object-count="0" meta:page-count="2" meta:paragraph-count="115" meta:word-count="459" meta:character-count="3457" meta:non-whitespace-character-count="2946"/>
  </office:meta>
</office:document-meta>
</file>